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P3" style:parent-style-name="Обычный" style:family="paragraph">
      <style:text-properties fo:language="en" fo:country="US"/>
    </style:style>
  </office:automatic-styles>
  <office:body>
    <office:text text:use-soft-page-breaks="true">
      <text:p text:style-name="P1">Автор:<text:tab/><text:tab/><text:tab/><text:tab/>Александр Пушкин</text:p>
      <text:p text:style-name="Обычный">Оригинальное название:<text:span text:style-name="T2"><text:tab/></text:span>Евгений Онегин</text:p>
      <text:p text:style-name="P3"/>
      <text:p text:style-name="Обычный">«Мой дядя самых честных правил,<text:s/></text:p>
      <text:p text:style-name="Обычный">Когда не в шутку занемог,<text:s/></text:p>
      <text:p text:style-name="Обычный">Он уважать себя заставил<text:s/></text:p>
      <text:p text:style-name="Обычный">И лучше выдумать не мог.<text:s/></text:p>
      <text:p text:style-name="Обычный">Его пример другим наука;<text:s/></text:p>
      <text:p text:style-name="Обычный">Но, боже мой, какая скука<text:s/></text:p>
      <text:p text:style-name="Обычный">С больным сидеть и день и ночь,<text:s/></text:p>
      <text:p text:style-name="Обычный">Не отходя ни шагу прочь!<text:s/></text:p>
      <text:p text:style-name="Обычный">Какое низкое коварство<text:s/></text:p>
      <text:p text:style-name="Обычный">Полуживого забавлять,<text:s/></text:p>
      <text:p text:style-name="Обычный">Ему подушки поправлять,<text:s/></text:p>
      <text:p text:style-name="Обычный">Печально подносить лекарство,<text:s/></text:p>
      <text:p text:style-name="Обычный">Вздыхать и думать про себя:<text:s/></text:p>
      <text:p text:style-name="Обычный">Когда же черт возьмет тебя!»<text:s/></text:p>
      <text:p text:style-name="Обычный"/>
      <text:p text:style-name="Обычный">II<text:s/></text:p>
      <text:p text:style-name="Обычный"/>
      <text:p text:style-name="Обычный">Так думал молодой повеса,<text:s/></text:p>
      <text:p text:style-name="Обычный">Летя в пыли на почтовых,<text:s/></text:p>
      <text:p text:style-name="Обычный">Всевышней волею Зевеса<text:s/></text:p>
      <text:p text:style-name="Обычный">Наследник всех своих родных.<text:s/></text:p>
      <text:p text:style-name="Обычный">Друзья Людмилы и Руслана!<text:s/></text:p>
      <text:p text:style-name="Обычный">С героем моего романа<text:s/></text:p>
      <text:p text:style-name="Обычный">Без предисловий, сей же час<text:s/></text:p>
      <text:p text:style-name="Обычный">Позвольте познакомить вас:<text:s/></text:p>
      <text:p text:style-name="Обычный">Онегин, добрый мой приятель,<text:s/></text:p>
      <text:soft-page-break/>
      <text:p text:style-name="Обычный">9<text:s/></text:p>
      <text:p text:style-name="Обычный">Родился на брегах Невы,<text:s/></text:p>
      <text:p text:style-name="Обычный">Где, может быть, родились вы<text:s/></text:p>
      <text:p text:style-name="Обычный">Или блистали, мой читатель;<text:s/></text:p>
      <text:p text:style-name="Обычный">Там некогда гулял и я:<text:s/></text:p>
      <text:p text:style-name="Обычный">Но вреден север для меня. 1<text:s/></text:p>
      <text:p text:style-name="Обычный"/>
      <text:p text:style-name="Обычный">III<text:s/></text:p>
      <text:p text:style-name="Обычный"/>
      <text:p text:style-name="Обычный">Служив отлично-благородно,<text:s/></text:p>
      <text:p text:style-name="Обычный">Долгами жил его отец,<text:s/></text:p>
      <text:p text:style-name="Обычный">Давал три бала ежегодно<text:s/></text:p>
      <text:p text:style-name="Обычный">И промотался наконец.<text:s/></text:p>
      <text:p text:style-name="Обычный">Судьба Евгения хранила:<text:s/></text:p>
      <text:p text:style-name="Обычный">Сперва Madame за ним ходила,<text:s/></text:p>
      <text:p text:style-name="Обычный">Потом Monsieur ее сменил.<text:s/></text:p>
      <text:p text:style-name="Обычный">Ребенок был резов, но мил.<text:s/></text:p>
      <text:p text:style-name="Обычный">Monsieur l’Abbé, француз убогой,<text:s/></text:p>
      <text:p text:style-name="Обычный">Чтоб не измучилось дитя,<text:s/></text:p>
      <text:p text:style-name="Обычный">Учил его всему шутя,<text:s/></text:p>
      <text:p text:style-name="Обычный">Не докучал моралью строгой,<text:s/></text:p>
      <text:p text:style-name="Обычный">Слегка за шалости бранил<text:s/></text:p>
      <text:p text:style-name="Обычный">И в Летний сад гулять водил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</meta:initial-creator>
    <dc:creator>Admin</dc:creator>
    <meta:creation-date>2016-10-07T07:38:00Z</meta:creation-date>
    <dc:date>2016-10-07T07:40:00Z</dc:date>
    <meta:template xlink:href="Normal.dotm" xlink:type="simple"/>
    <meta:editing-cycles>1</meta:editing-cycles>
    <meta:editing-duration>PT120S</meta:editing-duration>
    <meta:document-statistic meta:page-count="2" meta:paragraph-count="2" meta:word-count="182" meta:character-count="1222" meta:row-count="8" meta:non-whitespace-character-count="1042"/>
  </office:meta>
</office:document-meta>
</file>